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angar-Hersteller - Selfland, Aeroview, Revel &amp; York</text:p>
      <text:p text:style-name="Standard"/>
      <text:p text:style-name="Standard">In den Jahrhunderten in denen Roberts Space Industries die persönlichen Weltraum-Reisen institutionalisiert hat, sind viele unterstützende Industrien entstanden, die den interstellaren Piloten das Leben leichter machen wollen. Von Schildherstellern über Deep-Space-Reparaturservices bis hin zu Tankstationen, welche ferne Sterne umkreisen. Kurzum: Die Infrastruktur zur Unterstützung ziviler Weltallreisen ist allgegenwärtig geworden. Für diese Entwicklung gibt es kein besseres Beispiel als die Zunahme modularer, personalisierbarer Schiffshangars. </text:p>
      <text:p text:style-name="Standard"/>
      <text:p text:style-name="Standard">Das System sich selbst instand haltender Hangars entsprang einer simplen Logik: Wenn du ein Raumfahrzeug besitzt, brauchst du auch einen Ort, wo du es unterbringen kannst. Mit der massiven Zunahme individueller, ziviler Raumschiffe und der daraus resultierenden Abnahme an regierungsregulierten Weltallreise-Linien wandelte sich das Modell der Schiffsunterbringung schnell. Viele einst blühenden Raumhäfen wurden Stück für Stück zum individuellen Verkauf ausgeschrieben, und so wurden Hangars, die einst tausende Schiffe fassten, in Dutzende kleinerer Raumschiffbereiche unterteilt, die dann an den Meistbietenden verkauft wurden. </text:p>
      <text:p text:style-name="Standard"/>
      <text:p text:style-name="Standard">Die formalisierte Hangarindustrie folgte bald. Investoren kauften riesige Landflächen, um dort, wenn möglich, Hangarraum zu schaffen. Auf manchen schnell entwickelten Welten wurden Territorien rund um Landezonen so teuer, dass der Städtebau oft erst außerhalb eines 100 Kilometer großen Rings „zukünftiger Hangar“ begann. Auf manchen Welten sind die Hangars entweder sehr tief unter der Erde konstruiert worden oder in der Höhe in massiven Wolkenkratzern. </text:p>
      <text:p text:style-name="Standard"/>
      <text:p text:style-name="Standard">In den vergangenen Jahren haben sich jedoch drei Hangardesigner / -hersteller herauskristallisiert, welche nun die Industrie als Ganzes definieren und deren Basis-Designs ein bekannter Anblick überall in der Galaxie sind. </text:p>
      <text:p text:style-name="Standard"/>
      <text:p text:style-name="Standard">Self-Land </text:p>
      <text:p text:style-name="Standard">Gegründet von Peter Weathermen, einem wohlhabenden Spediteur, der sich seinen Lebensunterhalt auf den aktiven Weltallrouten verdient, wurde Self-Land zu einem Synonym dafür, wie einfach es für Menschen sein kann, die Sterne zu bereisen. Die Firma wurde auf der Philosophie gegründet, dass die bis dato temporären Hangars, die Durchgangspiloten bislang zur Verfügung standen, schwer erreichbar, teuer und vor allem unsicher waren. Weatherman begann mit der Entwicklung der Firma, nachdem er von einer Dock-Gang überfallen worden war, die seine Starfarer bis zur Hüllenauskleidung ausraubten. Mit Beginn der Mitte des 29. Jahrhunderts startete Self-Land eine Franchise-basierte Expansion in die von Menschen bewohnte Galaxis. Der erste Self-Land-Hangar wurde von Weathermen im Croshaw-System gegründet. Scheinbar über Nacht hatte die Firma in Dutzende Welten expandiert. Heute rühmt sich die Self-Land-Corporation damit, dass sie mindestens eine Niederlassung auf jedem UEE-Planeten unterhält, wobei manche Planeten – Terra im besonderen – sogar bis zu 60 verschiedene Komplexe beherbergen. </text:p>
      <text:p text:style-name="Standard"/>
      <text:p text:style-name="Standard">Self-Land-Hangar sind modular aufgebaut. Da sie aus den am meisten verfügbaren Metallen vorfabriziert werden, sind sie vielleicht nicht die Schönsten, dafür sind sie sehr komfortabel und man gewöhnt sich schnell an sie. Die Self-Land-Erfahrung auf einer Koloniewelt nahe des Vanduul-Raums ist exakt dieselbe, die einem auf der Erde geboten wird. Das Unternehmen kümmert sich um alles – vom Strukturdesign bis zum Grundstücksanspruch. Aufgrund des Designs kann derselbe Hangartyp in verschiedenen Konfigurationen in Wolkenkratzerhöhe, in der Weite einer Ebene und sogar unter der Erde gestapelt tief eingegraben in Asteroiden genutzt werden. </text:p>
      <text:p text:style-name="Standard"/>
      <text:p text:style-name="Standard"/>
      <text:p text:style-name="Standard"/>
      <text:p text:style-name="Standard"/>
      <text:p text:style-name="Standard"><text:soft-page-break/>Aeoview-Hangar </text:p>
      <text:p text:style-name="Standard">Aeroview erhebt stolz den Anspruch darauf, der älteste etablierte Hangar-Hersteller im von Menschen bewohnten Teil des Alls zu sein. Ihr Design reicht mehr als 300 Jahre zurück. Im 27. Jahrhundert hatte Arthur Nassir die Firma mit einem strikten Geschäftsethik-Kodex gegründet, der sich größtenteils auf Design-Qualität, Ergonomie und extremen Respekt für Geheimhaltung der Klienten bezog. Aeroview ist außerdem berühmt dafür, sich das Recht vorzubehalten, Geschäfte mit jeglichen Nicht-Bürgern zu verweigern. Auch wenn Hangar-Design und Unterbringung nur sehr peripher mit Piraterie zusammenhängen, führte Nassirs ausgeprägte Ablehnung aller Individuen außerhalb des Gesetzes zu diesem Firmenkodex. Als Aeroview von Shubin Interstellar gekauft wurde, besagten die Kaufbedingungen, dass an diesem Kodex in alle Ewigkeit festgehalten werden müsse. </text:p>
      <text:p text:style-name="Standard"/>
      <text:p text:style-name="Standard">Während der Kodex intakt blieb, war dies nicht der Fall bei Aeroviews ursprünglichem Geschäftsmodell. Die Aeroview-Hangar des 28. Jahrhunderts waren palastartige Bauten, die nach den Vorgaben der sozialen Eliten gebaut wurden, die in der Lage waren, sich ein eigenes Raumschiff zu leisten. In den vergangenen Jahren hat Aeroview seine Taktik jedoch geändert, um in den Fußstapfen von Self-Land zu folgen, auch wenn sie dies niemals zugeben würden. Statt der maßgeschneiderten Produktion von hochklassigen Hangar-Versionen auf individueller Basis produzieren sie nun eine Reihe modularer „Business-Hangar, die von Geschäftsleuten und Führungskräften gekauft werden können. Anders als andere Modularhangar-Hersteller mietet Aeroview aber nicht die Grundstücke, auf denen ihre Hangar gebaut werden, sondern der Nutzer muss sein Grundstück mitbringen. Der AeroviewHangar kann an jedem Punkt des UEE innerhalb von 48 Stunden errichtet werden, gegen eine Zusatzgebühr auch innerhalb von 24 Stunden. </text:p>
      <text:p text:style-name="Standard"/>
      <text:p text:style-name="Standard"/>
      <text:p text:style-name="Standard">Revel &amp; York </text:p>
      <text:p text:style-name="Standard">Als die Revel &amp; York Engineering Corporation vor 30 Jahren kurz davor war, ihren ersten Hangar zu entwerfen, war die Reaktion Gelächter. Die Firma, die für exzessiv teure und sichtbar unkomfortable Möbel bekannt war, betrat ein Feld dominiert von Raumfahrtgiganten. Das Gelächter verebbte jedoch schnell, als Revel &amp; Yorks „Deluxe“-Reihe praktisch zur Raumschiff-Garage der Reichen und Mächtigen wurde. Die weiten Hangars der Firma wurden nur auf idealen Landeplätzen gebaut, auf wertvollstem Land, wenn man so möchte. Dies brachte ihnen schnell einen Ruf von Exzellenz und Qualität ein. </text:p>
      <text:p text:style-name="Standard"/>
      <text:p text:style-name="Standard">Die Designer von Revel &amp; York arbeiten hierfür direkt mit Piloten zusammen, um eine Hangarerfahrung zu entwickeln, die alle anderen übertrumpft. R&amp;Y ist der einzige Hersteller, der aktuell modulare Hangars für Schiffe der Merchantman-Klasse wie der Constellation und Caterpillar anbietet, wodurch sie sich eine wertvolle, aber kleine Nische in der Bevölkerung gesichert haben. Vor allem ihre Hangar-Designs sind für den guten Ruf verantwortlich. Es gibt verbundene Laufstege mit motorisierten Aufzügen, von denen aus Piloten ihre Schiffe von oben betrachten können, weiterhin speziell designte Greycat-PV-Buggies zum Transport von Schiffscrews. Alles ist auf Benutzerfreundlichkeit sowie allgemeinen Genuss ausgelegt. Self-Land und andere Mitbewerber schaffen einen Platz, wo man sein Schiff abstellen kann. Das Firmencredo lautet: Revel &amp; York schaffen einen Ort, an den man sein Schiff gerne begleit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46S</meta:editing-duration>
    <meta:editing-cycles>3</meta:editing-cycles>
    <meta:generator>OpenOffice/4.1.6$Win32 OpenOffice.org_project/416m1$Build-9790</meta:generator>
    <dc:date>2020-11-16T16:17:42.02</dc:date>
    <meta:document-statistic meta:table-count="0" meta:image-count="0" meta:object-count="0" meta:page-count="2" meta:paragraph-count="14" meta:word-count="949" meta:character-count="7012"/>
    <dc:creator>Frank K.F Biedermann</dc:creator>
    <meta:user-defined meta:name="Info 1"/>
    <meta:user-defined meta:name="Info 2"/>
    <meta:user-defined meta:name="Info 3"/>
    <meta:user-defined meta:name="Info 4"/>
  </office:meta>
</office:document-meta>
</file>